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3" style:family="paragraph" style:parent-style-name="Text_20_body" style:list-style-name="L2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4" style:family="paragraph" style:parent-style-name="Text_20_body" style:list-style-name="L2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3aad3" officeooo:paragraph-rsid="0013aad3" style:text-blinking="false" fo:background-color="transparent" style:font-weight-asian="normal" style:font-weight-complex="normal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3aad3" style:text-blinking="false"/>
    </style:style>
    <style:style style:name="P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style:font-weight-asian="normal" style:font-weight-complex="normal"/>
    </style:style>
    <style:style style:name="P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24e86" style:text-blinking="false" style:font-weight-asian="normal" style:font-weight-complex="normal"/>
    </style:style>
    <style:style style:name="P8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3aad3" officeooo:paragraph-rsid="0013aad3" style:text-blinking="false" style:font-weight-asian="normal" style:font-weight-complex="normal"/>
    </style:style>
    <style:style style:name="P9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468e9" style:text-blinking="false" fo:background-color="transparent"/>
    </style:style>
    <style:style style:name="P11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468e9" style:text-blinking="false" fo:background-color="transparent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24e86" style:text-blinking="false" fo:background-color="transparent" style:font-weight-asian="normal" style:font-weight-complex="normal"/>
    </style:style>
    <style:style style:name="P14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468e9" officeooo:paragraph-rsid="001468e9" style:text-blinking="false" fo:background-color="transparent"/>
    </style:style>
    <style:style style:name="P15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468e9" officeooo:paragraph-rsid="00180334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468e9" officeooo:paragraph-rsid="00166fa6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5df2d" officeooo:paragraph-rsid="0015df2d" style:text-blinking="false" fo:background-color="transparent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66fa6" officeooo:paragraph-rsid="00166fa6" style:text-blinking="false" fo:background-color="transparent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66fa6" officeooo:paragraph-rsid="00175798" style:text-blinking="false" fo:background-color="transparent"/>
    </style:style>
    <style:style style:name="P20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75798" officeooo:paragraph-rsid="00175798" style:text-blinking="false" fo:background-color="transparent"/>
    </style:style>
    <style:style style:name="P21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75798" officeooo:paragraph-rsid="00180334" style:text-blinking="false" fo:background-color="transparent"/>
    </style:style>
    <style:style style:name="P22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80334" officeooo:paragraph-rsid="00180334" style:text-blinking="false" fo:background-color="transparent"/>
    </style:style>
    <style:style style:name="P23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</style:style>
    <style:style style:name="P24" style:family="paragraph" style:parent-style-name="Text_20_body">
      <style:paragraph-properties fo:margin-left="1.27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3aad3" fo:background-color="transparent" loext:char-shading-value="0" style:font-weight-asian="normal" style:font-weight-complex="normal"/>
    </style:style>
    <style:style style:name="T3" style:family="text">
      <style:text-properties officeooo:rsid="00180334" fo:background-color="transparent" loext:char-shading-value="0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3aad3" fo:background-color="transparent" loext:char-shading-value="0" style:font-weight-asian="bold" style:font-weight-complex="bold"/>
    </style:style>
    <style:style style:name="T6" style:family="text">
      <style:text-properties fo:font-weight="bold" officeooo:rsid="00180334" fo:background-color="transparent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68e9" style:font-weight-asian="bold" style:font-weight-complex="bold"/>
    </style:style>
    <style:style style:name="T9" style:family="text">
      <style:text-properties fo:font-weight="bold" officeooo:rsid="00166fa6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officeooo:rsid="001468e9"/>
    </style:style>
    <style:style style:name="T13" style:family="text">
      <style:text-properties style:font-weight-asian="bold" style:font-weight-complex="bold"/>
    </style:style>
    <style:style style:name="T14" style:family="text">
      <style:text-properties officeooo:rsid="001468e9" style:font-weight-asian="bold" style:font-weight-complex="bold"/>
    </style:style>
    <style:style style:name="T15" style:family="text">
      <style:text-properties officeooo:rsid="00166fa6" style:font-weight-asian="bold" style:font-weight-complex="bold"/>
    </style:style>
    <style:style style:name="T16" style:family="text">
      <style:text-properties officeooo:rsid="0015df2d" style:font-weight-asian="bold" style:font-weight-complex="bold"/>
    </style:style>
    <style:style style:name="T17" style:family="text">
      <style:text-properties officeooo:rsid="0015df2d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officeooo:rsid="001468e9" style:font-weight-asian="normal" style:font-weight-complex="normal"/>
    </style:style>
    <style:style style:name="T20" style:family="text">
      <style:text-properties officeooo:rsid="00166fa6" style:font-weight-asian="normal" style:font-weight-complex="normal"/>
    </style:style>
    <style:style style:name="T21" style:family="text">
      <style:text-properties officeooo:rsid="00180334" style:font-weight-asian="normal" style:font-weight-complex="normal"/>
    </style:style>
    <style:style style:name="T22" style:family="text">
      <style:text-properties officeooo:rsid="00166f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d766ae1a-7fff-dc21-60c9-3ca0fdae19ce"/>Programming I 2021(811104P)</text:p>
      <text:p text:style-name="P1"/>
      <text:p text:style-name="P2">Homework 2:</text:p>
      <text:p text:style-name="P2">Google translation</text:p>
      <text:p text:style-name="P2">Question : Design your ATM using a rough level algorithm</text:p>
      <text:p text:style-name="P2">in favour of control structures (sequencing, selection and repetition).</text:p>
      <text:p text:style-name="P2"/>
      <text:list xml:id="list1045653664" text:style-name="L2">
        <text:list-item>
          <text:p text:style-name="P4"><text:span text:style-name="T7">START</text:span></text:p>
        </text:list-item>
        <text:list-item>
          <text:p text:style-name="P3"><text:bookmark text:name="docs-internal-guid-75e28ef7-7fff-8b1b-4eda-27e086be1f08"/><text:span text:style-name="T7">PRINT</text:span> “Welcome Inserts card, thank you “</text:p>
        </text:list-item>
        <text:list-item text:style-override="L3">
          <text:p text:style-name="P6"><text:span text:style-name="T4">READ</text:span><text:span text:style-name="T1"> </text:span><text:span text:style-name="T5">IF </text:span><text:span text:style-name="T1">card is inserted</text:span></text:p>
        </text:list-item>
        <text:list-item text:style-override="L3">
          <text:p text:style-name="P7"><text:span text:style-name="T4">WHILE</text:span><text:span text:style-name="T1"> the card is inserted</text:span></text:p>
        </text:list-item>
        <text:list-item text:style-override="L3">
          <text:p text:style-name="P7"><text:span text:style-name="T4">READ</text:span><text:span text:style-name="T1"> card</text:span></text:p>
        </text:list-item>
        <text:list-item text:style-override="L3">
          <text:p text:style-name="P13"><text:bookmark text:name="docs-internal-guid-29a7b4b6-7fff-be09-2252-c32dd4d01782"/><text:span text:style-name="T7">PRINT</text:span> “Enter pin number”</text:p>
        </text:list-item>
        <text:list-item text:style-override="L4">
          <text:p text:style-name="P9"><text:span text:style-name="T7">READ</text:span> pin Number</text:p>
        </text:list-item>
        <text:list-item text:style-override="L4">
          <text:p text:style-name="P9"><text:span text:style-name="T7">WHILE</text:span> the pin Number is not correct</text:p>
        </text:list-item>
        <text:list-item text:style-override="L4">
          <text:p text:style-name="P9"><text:span text:style-name="T7">READ</text:span> pin Number</text:p>
        </text:list-item>
        <text:list-item text:style-override="L4">
          <text:p text:style-name="P9"><text:bookmark text:name="docs-internal-guid-5b7350ee-7fff-071e-9d03-67f315d5516a"/><text:span text:style-name="T7">PRINT</text:span> <text:s text:c="2"/>Menu Options</text:p>
          <text:list text:style-name="L4">
            <text:list-item>
              <text:p text:style-name="P10"><text:span text:style-name="T7">PRINT </text:span><text:span text:style-name="T8">(1.</text:span><text:span text:style-name="T14">Withdraw</text:span><text:span text:style-name="T8">)</text:span></text:p>
            </text:list-item>
            <text:list-item>
              <text:p text:style-name="P10"><text:span text:style-name="T7">PRINT </text:span><text:span text:style-name="T8">(2.</text:span><text:span text:style-name="T14">Balance</text:span><text:span text:style-name="T8">)</text:span></text:p>
            </text:list-item>
            <text:list-item>
              <text:p text:style-name="P10"><text:span text:style-name="T7">PRINT </text:span><text:span text:style-name="T8">(3.</text:span><text:span text:style-name="T14">Mobile top up</text:span><text:span text:style-name="T8">)</text:span></text:p>
            </text:list-item>
            <text:list-item>
              <text:p text:style-name="P10"><text:span text:style-name="T7">PRINT </text:span><text:span text:style-name="T8">(4.</text:span><text:span text:style-name="T14">Transactions</text:span><text:span text:style-name="T8">)</text:span></text:p>
            </text:list-item>
          </text:list>
        </text:list-item>
        <text:list-item text:style-override="L6">
          <text:p text:style-name="P14"><text:span text:style-name="T7">IF</text:span> <text:s/>option <text:span text:style-name="T22">in main menu </text:span>is <text:span text:style-name="T7">Withdraw</text:span><text:span text:style-name="T13"> </text:span></text:p>
        </text:list-item>
        <text:list-item text:style-override="L6">
          <text:p text:style-name="P15"><text:span text:style-name="T7">IF</text:span><text:span text:style-name="T13"> the balance is greater than amount</text:span></text:p>
          <text:list text:style-name="L6">
            <text:list-item>
              <text:p text:style-name="P12"><text:span text:style-name="T8">PRINT</text:span><text:span text:style-name="T12"> </text:span><text:span text:style-name="T8">Withdraw</text:span> option<text:span text:style-name="T12">s</text:span></text:p>
            </text:list-item>
            <text:list-item>
              <text:p text:style-name="P12"><text:span text:style-name="T7">PRINT</text:span> 1. Amount<text:span text:style-name="T12">(s) 20 - 240 euros</text:span></text:p>
            </text:list-item>
            <text:list-item>
              <text:p text:style-name="P11"><text:span text:style-name="T7">PRINT</text:span> 2. Other amount </text:p>
            </text:list-item>
            <text:list-item>
              <text:p text:style-name="P11"><text:span text:style-name="T7">PRINT</text:span> 3. <text:span text:style-name="T17">Go </text:span>back <text:s/>→ <text:span text:style-name="T17">to main menu</text:span></text:p>
            </text:list-item>
            <text:list-item>
              <text:p text:style-name="P23"><text:span text:style-name="T11">READ</text:span><text:span text:style-name="T10"> Withdraw option</text:span></text:p>
            </text:list-item>
          </text:list>
        </text:list-item>
        <text:list-item text:style-override="L3">
          <text:p text:style-name="P5"><text:span text:style-name="T5">WHILE</text:span><text:span text:style-name="T2"> the user selection is valid</text:span></text:p>
        </text:list-item>
        <text:list-item text:style-override="L3">
          <text:p text:style-name="P17"><text:span text:style-name="T8">PRINT</text:span><text:span text:style-name="T19"> </text:span><text:span text:style-name="T18">information display option</text:span></text:p>
        </text:list-item>
        <text:list-item text:style-override="L3">
          <text:p text:style-name="P17"><text:span text:style-name="T7">IF</text:span><text:span text:style-name="T18"> on screen</text:span></text:p>
          <text:list text:style-name="L3">
            <text:list-item>
              <text:p text:style-name="P17"><text:span text:style-name="T7">PRINT</text:span><text:span text:style-name="T18"> information on screen</text:span></text:p>
            </text:list-item>
            <text:list-item>
              <text:p text:style-name="P17"><text:span text:style-name="T7">PRINT</text:span><text:span text:style-name="T18"> <text:s/>take card</text:span></text:p>
            </text:list-item>
            <text:list-item>
              <text:p text:style-name="P17"><text:span text:style-name="T7">DISPENSE</text:span><text:span text:style-name="T18"> the cash</text:span></text:p>
            </text:list-item>
          </text:list>
        </text:list-item>
        <text:list-item text:style-override="L3">
          <text:p text:style-name="P17"><text:span text:style-name="T7">IF</text:span><text:span text:style-name="T18"> on receipt</text:span></text:p>
          <text:list text:style-name="L3">
            <text:list-item>
              <text:p text:style-name="P17"><text:span text:style-name="T7">PRINT</text:span><text:span text:style-name="T18"> information on receipt</text:span></text:p>
            </text:list-item>
            <text:list-item>
              <text:p text:style-name="P17"><text:span text:style-name="T7">PRINT</text:span><text:span text:style-name="T18"> <text:s/>take card</text:span></text:p>
            </text:list-item>
            <text:list-item>
              <text:p text:style-name="P17"><text:span text:style-name="T7">DISPENSE</text:span><text:span text:style-name="T18"> the cash</text:span></text:p>
            </text:list-item>
          </text:list>
        </text:list-item>
        <text:list-item text:style-override="L3">
          <text:p text:style-name="P17"><text:span text:style-name="T7">ELSE</text:span><text:span text:style-name="T18"> </text:span></text:p>
          <text:list text:style-name="L3">
            <text:list-item>
              <text:p text:style-name="P17"><text:span text:style-name="T7">PRINT</text:span><text:span text:style-name="T18"> <text:s/>take card</text:span></text:p>
            </text:list-item>
            <text:list-item>
              <text:p text:style-name="P17"><text:span text:style-name="T7">DISPENSE</text:span><text:span text:style-name="T18"> the cash</text:span></text:p>
              <text:p text:style-name="P17"><text:span text:style-name="T18"/></text:p>
            </text:list-item>
          </text:list>
        </text:list-item>
        <text:list-item text:style-override="L3">
          <text:p text:style-name="P16"><text:span text:style-name="T7">IF</text:span> option <text:span text:style-name="T22">in main menu </text:span>is<text:span text:style-name="T13"> </text:span><text:s/><text:span text:style-name="T7">Balance</text:span><text:span text:style-name="T13"> </text:span></text:p>
          <text:list text:style-name="L3">
            <text:list-item>
              <text:p text:style-name="P16"><text:soft-page-break/><text:span text:style-name="T9">PRINT</text:span><text:span text:style-name="T15"> </text:span><text:span text:style-name="T13">account Balance</text:span></text:p>
            </text:list-item>
            <text:list-item>
              <text:p text:style-name="P16"><text:span text:style-name="T13"><text:s/></text:span><text:span text:style-name="T9">PRINT</text:span><text:span text:style-name="T15"> prompt us</text:span><text:span text:style-name="T13">er to quit</text:span></text:p>
            </text:list-item>
            <text:list-item>
              <text:p text:style-name="P16"><text:span text:style-name="T9">PRINT </text:span><text:span text:style-name="T20">main menu</text:span></text:p>
            </text:list-item>
          </text:list>
        </text:list-item>
        <text:list-item text:style-override="L3">
          <text:p text:style-name="P16"><text:span text:style-name="T7">IF</text:span><text:span text:style-name="T13"> option </text:span><text:span text:style-name="T15">in main menu </text:span><text:span text:style-name="T13">is </text:span><text:span text:style-name="T7">Mobile top up</text:span><text:span text:style-name="T13"> </text:span></text:p>
          <text:list text:style-name="L3">
            <text:list-item>
              <text:p text:style-name="P18"><text:span text:style-name="T7">PRINT</text:span><text:span text:style-name="T13"> (1. Saunalahti)</text:span></text:p>
            </text:list-item>
            <text:list-item>
              <text:p text:style-name="P18"><text:span text:style-name="T7">PRINT</text:span><text:span text:style-name="T13"> <text:s/>(2. Dna)</text:span></text:p>
            </text:list-item>
            <text:list-item>
              <text:p text:style-name="P18"><text:span text:style-name="T7">PRINT</text:span><text:span text:style-name="T13"> <text:s/>(3. Go Mobile)</text:span></text:p>
            </text:list-item>
            <text:list-item>
              <text:p text:style-name="P19"><text:span text:style-name="T7">PRINT</text:span><text:span text:style-name="T13"> <text:s/></text:span><text:span text:style-name="T16">Go </text:span><text:span text:style-name="T13">back <text:s/>→ </text:span><text:span text:style-name="T16">to main menu</text:span></text:p>
              <text:p text:style-name="P19"><text:span text:style-name="T16"/></text:p>
            </text:list-item>
          </text:list>
        </text:list-item>
        <text:list-item text:style-override="L3">
          <text:p text:style-name="P20"><text:span text:style-name="T7">WHILE </text:span><text:span text:style-name="T18">option is mobile top up</text:span></text:p>
          <text:list text:style-name="L3">
            <text:list-item>
              <text:p text:style-name="P20"><text:span text:style-name="T18">READ </text:span><text:span text:style-name="T21">and check </text:span><text:span text:style-name="T18">phone number</text:span></text:p>
              <text:list>
                <text:list-item>
                  <text:p text:style-name="P20"><text:span text:style-name="T18">IF phone number is correct</text:span></text:p>
                </text:list-item>
                <text:list-item>
                  <text:p text:style-name="P20"><text:span text:style-name="T18">READ amount</text:span></text:p>
                </text:list-item>
                <text:list-item>
                  <text:p text:style-name="P20"><text:span text:style-name="T18">READ user confirmation</text:span></text:p>
                </text:list-item>
                <text:list-item>
                  <text:p text:style-name="P20"><text:span text:style-name="T18">PRINT notification to user</text:span></text:p>
                </text:list-item>
                <text:list-item>
                  <text:p text:style-name="P21"><text:span text:style-name="T18">ELSE <text:s/></text:span><text:span text:style-name="T21">IF </text:span><text:span text:style-name="T18">cancel - </text:span><text:span text:style-name="T16">Go </text:span><text:span text:style-name="T15">back <text:s/>→ </text:span><text:span text:style-name="T16">to main menu</text:span></text:p>
                </text:list-item>
              </text:list>
            </text:list-item>
            <text:list-item>
              <text:p text:style-name="P22"><text:span text:style-name="T16">Go </text:span><text:span text:style-name="T15">back <text:s/>→ </text:span><text:span text:style-name="T16">to main menu</text:span></text:p>
              <text:p text:style-name="P20"><text:span text:style-name="T18"/></text:p>
            </text:list-item>
          </text:list>
        </text:list-item>
        <text:list-item text:style-override="L3">
          <text:p text:style-name="P16"><text:span text:style-name="T7">IF </text:span><text:span text:style-name="T18">option </text:span><text:span text:style-name="T20">in main menu </text:span><text:span text:style-name="T18">is </text:span><text:span text:style-name="T7"><text:s/>Transactions</text:span></text:p>
          <text:list text:style-name="L3">
            <text:list-item>
              <text:p text:style-name="P22"><text:span text:style-name="T13">PRINT option (1. screen)</text:span></text:p>
            </text:list-item>
            <text:list-item>
              <text:p text:style-name="P22"><text:span text:style-name="T13">PRINT option (2. receipt ) </text:span></text:p>
            </text:list-item>
          </text:list>
        </text:list-item>
        <text:list-item text:style-override="L3">
          <text:p text:style-name="P5"><text:span text:style-name="T3"><text:s/></text:span><text:span text:style-name="T6">STOP</text:span></text:p>
          <text:p text:style-name="P3"/>
        </text:list-item>
      </text:list>
      <text:p text:style-name="P24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00:11:48.573437696</meta:creation-date>
    <dc:date>2021-10-18T01:27:29.237380695</dc:date>
    <meta:editing-duration>PT39S</meta:editing-duration>
    <meta:editing-cycles>1</meta:editing-cycles>
    <meta:document-statistic meta:table-count="0" meta:image-count="0" meta:object-count="0" meta:page-count="2" meta:paragraph-count="61" meta:word-count="315" meta:character-count="1575" meta:non-whitespace-character-count="1350"/>
    <meta:generator>LibreOffice/7.1.6.2.0$Linux_X86_64 LibreOffice_project/10$Build-2</meta:generator>
  </office:meta>
</office:document-meta>
</file>